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 table:number-rows-repeated="6">
          <table:table-cell/>
          <table:table-cell table:style-name="ce7"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23])" office:value-type="float" office:value="60" calcext:value-type="float">
            <text:p>6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07:32.16890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4T13:09:21.843510186</dc:date>
    <meta:editing-duration>PT7H15M11S</meta:editing-duration>
    <meta:editing-cycles>32</meta:editing-cycles>
    <meta:generator>LibreOffice/7.0.0.3$Linux_X86_64 LibreOffice_project/00$Build-3</meta:generator>
    <meta:document-statistic meta:table-count="1" meta:cell-count="103" meta:object-count="0"/>
  </office:meta>
</office:document-meta>
</file>